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3.387cm" svg:stroke-color="#ff0000" draw:marker-start-width="5.28cm" draw:marker-end-width="5.28cm" draw:fill="solid" draw:fill-color="#ff0000" draw:textarea-vertical-align="middle" fo:padding-top="1.818cm" fo:padding-bottom="1.818cm" fo:padding-left="1.943cm" fo:padding-right="1.943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svg:stroke-width="3.387cm" svg:stroke-color="#8d281e" draw:marker-start-width="5.28cm" draw:marker-end-width="5.28cm" draw:fill="solid" draw:fill-color="#8d281e" draw:opacity="100%" draw:textarea-vertical-align="middle" fo:padding-top="1.818cm" fo:padding-bottom="1.818cm" fo:padding-left="1.943cm" fo:padding-right="1.943cm"/>
    </style:style>
    <style:style style:name="gr4" style:family="graphic" style:parent-style-name="standard">
      <style:graphic-properties svg:stroke-color="#8d281e" draw:fill="solid" draw:fill-color="#8d281e" draw:opacity="100%" draw:textarea-horizontal-align="justify" draw:textarea-vertical-align="middle" draw:auto-grow-height="false" fo:min-height="115.25cm" fo:min-width="239.5cm"/>
    </style:style>
    <style:style style:name="gr5" style:family="graphic" style:parent-style-name="standard">
      <style:graphic-properties svg:stroke-color="#8d281e" draw:fill="solid" draw:fill-color="#8d281e" draw:opacity="100%" draw:textarea-horizontal-align="justify" draw:textarea-vertical-align="middle" draw:auto-grow-height="false" fo:min-height="240.75cm" fo:min-width="118.25cm"/>
    </style:style>
    <style:style style:name="gr6" style:family="graphic" style:parent-style-name="objectwithoutfill">
      <style:graphic-properties svg:stroke-width="6.068cm" svg:stroke-color="#000000" draw:marker-start-width="9.301cm" draw:marker-end-width="9.301cm" draw:fill="none" draw:textarea-vertical-align="middle" fo:padding-top="3.158cm" fo:padding-bottom="3.158cm" fo:padding-left="3.283cm" fo:padding-right="3.283cm"/>
    </style:style>
    <style:style style:name="gr7" style:family="graphic" style:parent-style-name="objectwithoutfill">
      <style:graphic-properties svg:stroke-width="3.387cm" svg:stroke-color="#ffffff" draw:marker-start-width="5.28cm" draw:marker-end-width="5.28cm" draw:fill="none" draw:textarea-vertical-align="middle" fo:padding-top="1.818cm" fo:padding-bottom="1.818cm" fo:padding-left="1.943cm" fo:padding-right="1.943cm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8d281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90.509cm" svg:height="77.015cm" draw:transform="skewX (0.189891822616983) rotate (0.785398163397448) translate (-8.92579502300606cm 47.0194925902514cm)" svg:viewBox="0 0 90510 77016" svg:d="M0 29632c31987-39598 43511-39421 90510 0-1472-736-37506 48112-38978 47376z">
          <text:p/>
        </draw:path>
        <draw:g draw:style-name="gr2">
          <draw:path draw:style-name="gr3" draw:text-style-name="P2" draw:layer="layout" svg:width="90.509cm" svg:height="77.015cm" draw:transform="skewX (0.189891822616983) rotate (0.785398163397448) translate (-8.92579502300606cm 47.0194925902514cm)" svg:viewBox="0 0 90510 77016" svg:d="M0 29632c31987-39598 43511-39421 90510 0-1472-736-37506 48112-38978 47376z">
            <text:p/>
          </draw:path>
          <draw:path draw:style-name="gr3" draw:text-style-name="P2" draw:layer="layout" svg:width="90.509cm" svg:height="77.015cm" draw:transform="skewX (-0.189891822616983) rotate (-0.785398163397449) translate (200.925795023006cm -16.9805074097486cm)" svg:viewBox="0 0 90510 77016" svg:d="M90510 29632c-31987-39598-43512-39421-90510 0 1472-736 37506 48112 38977 47376z">
            <text:p/>
          </draw:path>
          <draw:path draw:style-name="gr3" draw:text-style-name="P2" draw:layer="layout" svg:width="90.509cm" svg:height="77.015cm" draw:transform="skewX (-0.189891822616983) rotate (2.35619449019235) translate (55.0742049769933cm 272.480507409749cm)" svg:viewBox="0 0 90510 77016" svg:d="M90510 29632c-31987-39598-43512-39421-90510 0 1472-736 37506 48112 38977 47376z">
            <text:p/>
          </draw:path>
          <draw:path draw:style-name="gr3" draw:text-style-name="P2" draw:layer="layout" svg:width="90.509cm" svg:height="77.015cm" draw:transform="skewX (0.189891822616983) rotate (-2.35619449019235) translate (264.925795023006cm 208.480507409749cm)" svg:viewBox="0 0 90510 77016" svg:d="M0 29632c31987-39598 43511-39421 90510 0-1472-736-37506 48112-38978 47376z">
            <text:p/>
          </draw:path>
          <draw:custom-shape draw:style-name="gr4" draw:text-style-name="P2" draw:layer="layout" svg:width="240cm" svg:height="115.5cm" svg:x="8cm" svg:y="70.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18.75cm" svg:height="241cm" svg:x="67.75cm" svg:y="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6" draw:text-style-name="P3" draw:layer="layout" svg:width="90.509cm" svg:height="29.631cm" draw:transform="skewX (0.189891822616983) rotate (0.785398163397448) translate (-8.92579502300606cm 47.0194925902514cm)" svg:viewBox="0 0 90510 29632" svg:d="M0 29632c31987-39598 43511-39421 90510 0">
            <text:p/>
          </draw:path>
          <draw:path draw:style-name="gr6" draw:text-style-name="P3" draw:layer="layout" svg:width="90.509cm" svg:height="29.631cm" draw:transform="skewX (-0.189891822616983) rotate (-0.785398163397449) translate (200.925795023006cm -16.9805074097486cm)" svg:viewBox="0 0 90510 29632" svg:d="M90510 29632c-31987-39598-43512-39421-90510 0">
            <text:p/>
          </draw:path>
          <draw:path draw:style-name="gr6" draw:text-style-name="P3" draw:layer="layout" svg:width="90.509cm" svg:height="29.631cm" draw:transform="skewX (-0.189891822616983) rotate (2.35619449019235) translate (55.0742049769934cm 272.980507409749cm)" svg:viewBox="0 0 90510 29632" svg:d="M90510 29632c-31987-39598-43512-39421-90510 0">
            <text:p/>
          </draw:path>
          <draw:path draw:style-name="gr6" draw:text-style-name="P3" draw:layer="layout" svg:width="90.509cm" svg:height="29.631cm" draw:transform="skewX (0.189891822616983) rotate (-2.35619449019235) translate (264.925795023006cm 208.980507409749cm)" svg:viewBox="0 0 90510 29632" svg:d="M0 29632c31987-39598 43511-39421 90510 0">
            <text:p/>
          </draw:path>
          <draw:line draw:style-name="gr6" draw:text-style-name="P3" draw:layer="layout" svg:x1="8cm" svg:y1="68.5cm" svg:x2="8cm" svg:y2="188cm">
            <text:p/>
          </draw:line>
          <draw:line draw:style-name="gr6" draw:text-style-name="P3" draw:layer="layout" svg:x1="248cm" svg:y1="68.5cm" svg:x2="248cm" svg:y2="188cm">
            <text:p/>
          </draw:line>
          <draw:line draw:style-name="gr6" draw:text-style-name="P3" draw:layer="layout" svg:x1="67cm" svg:y1="248cm" svg:x2="186.5cm" svg:y2="248cm">
            <text:p/>
          </draw:line>
          <draw:line draw:style-name="gr6" draw:text-style-name="P3" draw:layer="layout" svg:x1="67cm" svg:y1="8cm" svg:x2="186.5cm" svg:y2="8cm">
            <text:p/>
          </draw:line>
        </draw:g>
        <draw:g>
          <draw:path draw:style-name="gr7" draw:text-style-name="P3" draw:layer="layout" svg:width="90.509cm" svg:height="29.631cm" draw:transform="skewX (0.189891822616983) rotate (0.785398163397448) translate (-8.92579502300606cm 47.0194925902514cm)" svg:viewBox="0 0 90510 29632" svg:d="M0 29632c31987-39598 43511-39421 90510 0">
            <text:p/>
          </draw:path>
          <draw:path draw:style-name="gr7" draw:text-style-name="P3" draw:layer="layout" svg:width="90.509cm" svg:height="29.631cm" draw:transform="skewX (-0.189891822616983) rotate (-0.785398163397449) translate (200.925795023006cm -16.9805074097486cm)" svg:viewBox="0 0 90510 29632" svg:d="M90510 29632c-31987-39598-43512-39421-90510 0">
            <text:p/>
          </draw:path>
          <draw:path draw:style-name="gr7" draw:text-style-name="P3" draw:layer="layout" svg:width="90.509cm" svg:height="29.631cm" draw:transform="skewX (-0.189891822616983) rotate (2.35619449019235) translate (55.0742049769934cm 272.980507409749cm)" svg:viewBox="0 0 90510 29632" svg:d="M90510 29632c-31987-39598-43512-39421-90510 0">
            <text:p/>
          </draw:path>
          <draw:path draw:style-name="gr7" draw:text-style-name="P3" draw:layer="layout" svg:width="90.509cm" svg:height="29.631cm" draw:transform="skewX (0.189891822616983) rotate (-2.35619449019235) translate (264.925795023006cm 208.980507409749cm)" svg:viewBox="0 0 90510 29632" svg:d="M0 29632c31987-39598 43511-39421 90510 0">
            <text:p/>
          </draw:path>
          <draw:line draw:style-name="gr7" draw:text-style-name="P3" draw:layer="layout" svg:x1="8cm" svg:y1="68.5cm" svg:x2="8cm" svg:y2="188cm">
            <text:p/>
          </draw:line>
          <draw:line draw:style-name="gr7" draw:text-style-name="P3" draw:layer="layout" svg:x1="248cm" svg:y1="68.5cm" svg:x2="248cm" svg:y2="188cm">
            <text:p/>
          </draw:line>
          <draw:line draw:style-name="gr7" draw:text-style-name="P3" draw:layer="layout" svg:x1="67cm" svg:y1="248cm" svg:x2="186.5cm" svg:y2="248cm">
            <text:p/>
          </draw:line>
          <draw:line draw:style-name="gr7" draw:text-style-name="P3" draw:layer="layout" svg:x1="67cm" svg:y1="8cm" svg:x2="186.5cm" svg:y2="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6cm" fo:page-height="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7T10:08:05.020000000</meta:creation-date>
    <dc:date>2025-01-19T10:20:41.563000000</dc:date>
    <meta:editing-duration>PT56M44S</meta:editing-duration>
    <meta:editing-cycles>3</meta:editing-cycles>
    <meta:generator>LibreOffice/7.5.3.2$Windows_X86_64 LibreOffice_project/9f56dff12ba03b9acd7730a5a481eea045e468f3</meta:generator>
    <meta:document-statistic meta:object-count="26"/>
  </office:meta>
</office:document-meta>
</file>